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6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565cm"/>
      <style:paragraph-properties style:writing-mode="lr-tb"/>
    </style:style>
    <style:style style:name="gr7" style:family="graphic" style:parent-style-name="objectwithoutfill">
      <style:graphic-properties svg:stroke-color="#3465a4"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7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P8" style:family="paragraph">
      <style:paragraph-properties fo:text-align="center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729fcf" style:font-name="Courier New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style:font-name="Liberation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729fcf" style:font-name="Liberation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color="#0084d1" fo:font-size="18pt" style:font-size-asian="18pt" style:font-size-complex="18pt"/>
    </style:style>
    <style:style style:name="T5" style:family="text"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4d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5.638cm" svg:y="8.542cm">
          <draw:text-box>
            <text:p/>
          </draw:text-box>
        </draw:frame>
        <draw:custom-shape draw:style-name="gr2" draw:text-style-name="P2" draw:layer="layout" svg:width="9.652cm" svg:height="6.35cm" svg:x="8.285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7.239cm" svg:height="1.673cm" svg:x="9.5cm" svg:y="10.403cm">
          <draw:text-box>
            <text:p text:style-name="P3"><text:span text:style-name="T1">Data Sink QDAC CSTS</text:span></text:p>
          </draw:text-box>
        </draw:frame>
        <draw:line draw:style-name="gr4" draw:text-style-name="P5" draw:layer="layout" svg:x1="6.071cm" svg:y1="10.911cm" svg:x2="8.32cm" svg:y2="10.897cm">
          <text:p/>
        </draw:line>
        <draw:line draw:style-name="gr4" draw:text-style-name="P5" draw:layer="layout" svg:x1="18.009cm" svg:y1="10.925cm" svg:x2="20.549cm" svg:y2="10.911cm">
          <text:p/>
        </draw:line>
        <draw:frame draw:style-name="gr5" draw:text-style-name="P6" draw:layer="layout" svg:width="6.404cm" svg:height="3.937cm" svg:x="2.007cm" svg:y="9.461cm">
          <draw:text-box>
            <text:p text:style-name="P2"><text:span text:style-name="T2">in</text:span></text:p>
            <text:p text:style-name="P2"><text:span text:style-name="T3">WSI</text:span></text:p>
            <text:p text:style-name="P2"><text:span text:style-name="T3">Signed complex samples with metadata</text:span></text:p>
          </draw:text-box>
        </draw:frame>
        <draw:frame draw:style-name="gr6" draw:text-style-name="P7" draw:layer="layout" svg:width="6.477cm" svg:height="3.815cm" svg:x="19.279cm" svg:y="9.006cm">
          <draw:text-box>
            <text:p text:style-name="P2"><text:span text:style-name="T4"/></text:p>
            <text:p text:style-name="P2"><text:span text:style-name="T2">dev</text:span></text:p>
            <text:p text:style-name="P2"><text:span text:style-name="T3">devsignal</text:span></text:p>
            <text:p text:style-name="P2"><text:span text:style-name="T3">Signed complex samples</text:span></text:p>
          </draw:text-box>
        </draw:frame>
        <draw:line draw:style-name="gr7" draw:text-style-name="P5" draw:layer="layout" svg:x1="13.056cm" svg:y1="5.69cm" svg:x2="13.019cm" svg:y2="7.595cm">
          <text:p/>
        </draw:line>
        <draw:frame draw:style-name="gr8" draw:text-style-name="P9" draw:layer="layout" svg:width="19.558cm" svg:height="3.046cm" svg:x="3.277cm" svg:y="2.642cm">
          <draw:text-box>
            <text:p text:style-name="P8"><text:span text:style-name="T5">DAC_WIDTH_BITS, DAC_OUTPUT_IS_LSB_OF_IN_PORT</text:span></text:p>
            <text:p text:style-name="P8"><text:span text:style-name="T5">underrun_sticky_error,</text:span></text:p>
            <text:p text:style-name="P8"><text:span text:style-name="T5">clr_underrun_sticky_error,</text:span></text:p>
            <text:p text:style-name="P8"><text:span text:style-name="T5">samp_count_before_first_underrun,</text:span></text:p>
            <text:p text:style-name="P8"><text:span text:style-name="T5">num_underruns</text:span></text:p>
          </draw:text-box>
        </draw:frame>
        <draw:frame draw:style-name="gr9" draw:text-style-name="P11" draw:layer="layout" svg:width="3.556cm" svg:height="0.889cm" svg:x="11.278cm" svg:y="1.626cm">
          <draw:text-box>
            <text:p text:style-name="P10"><text:span text:style-name="T6">Propert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9-25T10:34:56.416778949</dc:date>
    <meta:editing-duration>PT8H25M5S</meta:editing-duration>
    <meta:editing-cycles>37</meta:editing-cycles>
    <meta:generator>LibreOffice/6.4.7.2$MacOSX_X86_64 LibreOffice_project/639b8ac485750d5696d7590a72ef1b496725cfb5</meta:generator>
    <dc:creator>Lisa Zahn</dc:creator>
    <meta:document-statistic meta:object-count="10"/>
  </office:meta>
</office:document-meta>
</file>